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7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subtitle" style:list-style-name="L2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3.116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r8" style:family="presentation" style:parent-style-name="Default-notes">
      <style:graphic-properties draw:fill-color="#ffffff" fo:min-height="12.337cm"/>
    </style:style>
    <style:style style:name="pr9" style:family="presentation" style:parent-style-name="Default-subtitle" style:list-style-name="L2">
      <style:graphic-properties draw:fill-color="#ffffff" draw:auto-grow-height="true" fo:min-height="13.86cm"/>
    </style:style>
    <style:style style:name="pr10" style:family="presentation" style:parent-style-name="Default-notes">
      <style:graphic-properties draw:fill-color="#ffffff" fo:min-height="11.604cm"/>
    </style:style>
    <style:style style:name="pr11" style:family="presentation" style:parent-style-name="Default-subtitle" style:list-style-name="L2">
      <style:graphic-properties draw:fill-color="#ffffff" draw:auto-grow-height="true" fo:min-height="13.86cm"/>
    </style:style>
    <style:style style:name="pr12" style:family="presentation" style:parent-style-name="Default-notes">
      <style:graphic-properties draw:fill-color="#ffffff" fo:min-height="10.915cm"/>
    </style:style>
    <style:style style:name="pr13" style:family="presentation" style:parent-style-name="Default-subtitle" style:list-style-name="L2">
      <style:graphic-properties draw:fill-color="#ffffff" draw:auto-grow-height="true" fo:min-height="13.86cm"/>
    </style:style>
    <style:style style:name="pr14" style:family="presentation" style:parent-style-name="Default-notes">
      <style:graphic-properties draw:fill-color="#ffffff" fo:min-height="10.266cm"/>
    </style:style>
    <style:style style:name="pr15" style:family="presentation" style:parent-style-name="Default-subtitle" style:list-style-name="L2">
      <style:graphic-properties draw:fill-color="#ffffff" draw:auto-grow-height="true" fo:min-height="13.86cm"/>
    </style:style>
    <style:style style:name="pr16" style:family="presentation" style:parent-style-name="Default-notes">
      <style:graphic-properties draw:fill-color="#ffffff" fo:min-height="9.656cm"/>
    </style:style>
    <style:style style:name="pr17" style:family="presentation" style:parent-style-name="Default-subtitle" style:list-style-name="L2">
      <style:graphic-properties draw:fill-color="#ffffff" draw:auto-grow-height="true" fo:min-height="13.86cm"/>
    </style:style>
    <style:style style:name="pr18" style:family="presentation" style:parent-style-name="Default-notes">
      <style:graphic-properties draw:fill-color="#ffffff" fo:min-height="9.082cm"/>
    </style:style>
    <style:style style:name="pr19" style:family="presentation" style:parent-style-name="Default-subtitle" style:list-style-name="L2">
      <style:graphic-properties draw:fill-color="#ffffff" draw:auto-grow-height="true" fo:min-height="13.86cm"/>
    </style:style>
    <style:style style:name="pr20" style:family="presentation" style:parent-style-name="Default-notes">
      <style:graphic-properties draw:fill-color="#ffffff" fo:min-height="8.542cm"/>
    </style:style>
    <style:style style:name="pr21" style:family="presentation" style:parent-style-name="Default-subtitle" style:list-style-name="L2">
      <style:graphic-properties draw:fill-color="#ffffff" draw:auto-grow-height="true" fo:min-height="13.86cm"/>
    </style:style>
    <style:style style:name="pr22" style:family="presentation" style:parent-style-name="Default-notes">
      <style:graphic-properties draw:fill-color="#ffffff" fo:min-height="8.034cm"/>
    </style:style>
    <style:style style:name="pr23" style:family="presentation" style:parent-style-name="Default-subtitle" style:list-style-name="L2">
      <style:graphic-properties draw:fill-color="#ffffff" draw:auto-grow-height="true" fo:min-height="13.86cm"/>
    </style:style>
    <style:style style:name="pr24" style:family="presentation" style:parent-style-name="Default-notes">
      <style:graphic-properties draw:fill-color="#ffffff" fo:min-height="7.557cm"/>
    </style:style>
    <style:style style:name="pr25" style:family="presentation" style:parent-style-name="Default-subtitle" style:list-style-name="L2">
      <style:graphic-properties draw:fill-color="#ffffff" draw:auto-grow-height="true" fo:min-height="13.86cm"/>
    </style:style>
    <style:style style:name="pr26" style:family="presentation" style:parent-style-name="Default-notes">
      <style:graphic-properties draw:fill-color="#ffffff" fo:min-height="7.108cm"/>
    </style:style>
    <style:style style:name="pr27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333366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align="start" fo:text-indent="-0.6cm"/>
    </style:style>
    <style:style style:name="P5" style:family="paragraph">
      <style:paragraph-properties fo:margin-left="0cm" fo:margin-right="0cm" fo:text-align="start" fo:text-indent="0cm"/>
      <style:text-properties fo:font-family="'Palatino Linotype'" style:font-family-generic="roman" style:font-pitch="variable" fo:font-size="28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align="start" fo:text-indent="0cm"/>
      <style:text-properties fo:font-family="'Palatino Linotype'" style:font-family-generic="roman" style:font-pitch="variable" fo:font-size="36pt"/>
    </style:style>
    <style:style style:name="P9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36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26pt"/>
    </style:style>
    <style:style style:name="P12" style:family="paragraph">
      <style:paragraph-properties fo:margin-left="0.6cm" fo:margin-right="0cm" fo:text-indent="-0.6cm"/>
      <style:text-properties fo:font-size="18.7999992370605pt"/>
    </style:style>
    <style:style style:name="P13" style:family="paragraph">
      <style:paragraph-properties fo:margin-left="0cm" fo:margin-right="0cm" fo:text-align="start" fo:text-indent="0cm"/>
      <style:text-properties fo:font-family="'Lucida Console'" style:font-family-generic="modern" style:font-pitch="fixed" fo:font-size="40pt"/>
    </style:style>
    <style:style style:name="P14" style:family="paragraph">
      <style:paragraph-properties fo:margin-left="1.2cm" fo:margin-right="0cm" fo:text-align="center" fo:text-indent="-0.6cm"/>
      <style:text-properties fo:font-size="40pt"/>
    </style:style>
    <style:style style:name="P15" style:family="paragraph">
      <style:paragraph-properties fo:margin-left="0cm" fo:margin-right="0cm" fo:text-indent="0cm"/>
      <style:text-properties fo:font-size="40pt"/>
    </style:style>
    <style:style style:name="P16" style:family="paragraph">
      <style:paragraph-properties fo:margin-left="1.2cm" fo:margin-right="0cm" fo:text-align="start" fo:text-indent="-0.6cm"/>
      <style:text-properties fo:font-size="32pt"/>
    </style:style>
    <style:style style:name="P17" style:family="paragraph">
      <style:paragraph-properties fo:margin-left="0.6cm" fo:margin-right="0cm" fo:text-indent="-0.6cm"/>
      <style:text-properties fo:font-size="17.7000007629395pt"/>
    </style:style>
    <style:style style:name="P18" style:family="paragraph">
      <style:paragraph-properties fo:margin-left="0.6cm" fo:margin-right="0cm" fo:text-indent="-0.6cm"/>
      <style:text-properties fo:font-size="16.6000003814697pt"/>
    </style:style>
    <style:style style:name="P19" style:family="paragraph">
      <style:paragraph-properties fo:margin-left="1.2cm" fo:margin-right="0cm" fo:text-align="start" text:enable-numbering="true" fo:text-indent="-0.6cm"/>
    </style:style>
    <style:style style:name="P20" style:family="paragraph">
      <style:paragraph-properties fo:margin-left="1.2cm" fo:margin-right="0cm" fo:text-align="center" fo:text-indent="-0.6cm"/>
      <style:text-properties fo:font-size="32pt"/>
    </style:style>
    <style:style style:name="P21" style:family="paragraph">
      <style:paragraph-properties fo:margin-left="0.6cm" fo:margin-right="0cm" fo:text-indent="-0.6cm"/>
      <style:text-properties fo:font-size="15.6000003814697pt"/>
    </style:style>
    <style:style style:name="P22" style:family="paragraph">
      <style:paragraph-properties fo:margin-left="0.6cm" fo:margin-right="0cm" fo:text-indent="-0.6cm"/>
      <style:text-properties fo:font-size="14.6999998092651pt"/>
    </style:style>
    <style:style style:name="P23" style:family="paragraph">
      <style:paragraph-properties fo:margin-left="0.6cm" fo:margin-right="0cm" fo:text-indent="-0.6cm"/>
      <style:text-properties fo:font-size="13.8000001907349pt"/>
    </style:style>
    <style:style style:name="P24" style:family="paragraph">
      <style:paragraph-properties fo:margin-left="0.6cm" fo:margin-right="0cm" fo:text-indent="-0.6cm"/>
      <style:text-properties fo:font-size="13pt"/>
    </style:style>
    <style:style style:name="P25" style:family="paragraph">
      <style:paragraph-properties fo:margin-left="1.2cm" fo:margin-right="0cm" fo:text-align="start" text:enable-numbering="false" fo:text-indent="-0.6cm"/>
    </style:style>
    <style:style style:name="P26" style:family="paragraph">
      <style:paragraph-properties fo:margin-left="1.2cm" fo:margin-right="0cm" fo:text-align="center" fo:text-indent="-0.6cm"/>
      <style:text-properties fo:font-size="28pt"/>
    </style:style>
    <style:style style:name="P27" style:family="paragraph">
      <style:paragraph-properties fo:margin-left="0.6cm" fo:margin-right="0cm" fo:text-indent="-0.6cm"/>
      <style:text-properties fo:font-size="12.1999998092651pt"/>
    </style:style>
    <style:style style:name="P28" style:family="paragraph">
      <style:paragraph-properties fo:margin-left="1.2cm" fo:margin-right="0cm" fo:text-align="start" fo:text-indent="-0.6cm"/>
      <style:text-properties fo:font-size="26pt"/>
    </style:style>
    <style:style style:name="P29" style:family="paragraph">
      <style:paragraph-properties fo:margin-left="0.6cm" fo:margin-right="0cm" fo:text-indent="-0.6cm"/>
      <style:text-properties fo:font-size="11.5pt"/>
    </style:style>
    <style:style style:name="P30" style:family="paragraph">
      <style:paragraph-properties fo:margin-left="0.6cm" fo:margin-right="0cm" fo:text-indent="-0.6cm"/>
      <style:text-properties fo:font-size="10.8000001907349pt"/>
    </style:style>
    <style:style style:name="P31" style:family="paragraph">
      <style:paragraph-properties fo:margin-left="0cm" fo:margin-right="0cm" fo:text-indent="0cm"/>
      <style:text-properties fo:color="#008000" fo:font-family="'Kosal says hy'" style:font-pitch="variable" fo:font-size="96pt"/>
    </style:style>
    <style:style style:name="T1" style:family="text">
      <style:text-properties fo:color="#333366"/>
    </style:style>
    <style:style style:name="T2" style:family="text">
      <style:text-properties fo:font-family="'Lucida Sans'" style:font-family-generic="swiss" style:font-pitch="variable" fo:font-size="28pt"/>
    </style:style>
    <style:style style:name="T3" style:family="text">
      <style:text-properties fo:color="#ff0000" fo:font-family="'Lucida Sans'" style:font-family-generic="swiss" style:font-pitch="variable" fo:font-size="28pt"/>
    </style:style>
    <style:style style:name="T4" style:family="text">
      <style:text-properties fo:font-family="'Palatino Linotype'" style:font-family-generic="roman" style:font-pitch="variable" fo:font-size="28pt"/>
    </style:style>
    <style:style style:name="T5" style:family="text">
      <style:text-properties fo:font-family="'Bitstream Vera Sans Mono'" style:font-family-generic="modern" style:font-pitch="fixed" fo:font-size="26pt"/>
    </style:style>
    <style:style style:name="T6" style:family="text">
      <style:text-properties fo:font-family="'Lucida Sans'" style:font-family-generic="swiss" style:font-pitch="variable" fo:font-size="36pt"/>
    </style:style>
    <style:style style:name="T7" style:family="text">
      <style:text-properties fo:font-family="'Bitstream Vera Sans Mono'" style:font-family-generic="modern" style:font-pitch="fixed" fo:font-size="36pt"/>
    </style:style>
    <style:style style:name="T8" style:family="text">
      <style:text-properties fo:font-family="'Lucida Sans Typewriter'" style:font-family-generic="modern" style:font-pitch="fixed" fo:font-size="36pt"/>
    </style:style>
    <style:style style:name="T9" style:family="text">
      <style:text-properties fo:font-family="'Lucida Sans Typewriter'" style:font-family-generic="modern" style:font-pitch="fixed" fo:font-size="32pt"/>
    </style:style>
    <style:style style:name="T10" style:family="text">
      <style:text-properties fo:font-family="'Bitstream Vera Sans Mono'" style:font-family-generic="modern" style:font-pitch="fixed" fo:font-size="28pt"/>
    </style:style>
    <style:style style:name="T11" style:family="text">
      <style:text-properties fo:font-family="'Lucida Sans Unicode'" style:font-family-generic="swiss" style:font-pitch="variable" fo:font-size="36pt"/>
    </style:style>
    <style:style style:name="T12" style:family="text">
      <style:text-properties fo:font-family="'Lucida Console'" style:font-family-generic="modern" style:font-pitch="fixed" fo:font-size="28pt"/>
    </style:style>
    <style:style style:name="T13" style:family="text">
      <style:text-properties fo:font-family="'Lucida Console'" style:font-family-generic="modern" style:font-pitch="fixed" fo:font-size="36pt"/>
    </style:style>
    <style:style style:name="T14" style:family="text">
      <style:text-properties fo:font-family="'Lucida Console'" style:font-family-generic="modern" style:font-pitch="fixed" fo:font-size="26pt"/>
    </style:style>
    <style:style style:name="T15" style:family="text">
      <style:text-properties fo:font-family="'Lucida Sans'" style:font-family-generic="swiss" style:font-pitch="variable" fo:font-size="32pt"/>
    </style:style>
    <style:style style:name="T16" style:family="text">
      <style:text-properties fo:font-size="40pt"/>
    </style:style>
    <style:style style:name="T17" style:family="text">
      <style:text-properties fo:font-family="'Bitstream Vera Sans Mono'" style:font-family-generic="modern" style:font-pitch="fixed" fo:font-size="32pt"/>
    </style:style>
    <style:style style:name="T18" style:family="text">
      <style:text-properties fo:font-family="'Bitstream Vera Sans'" style:font-family-generic="swiss" style:font-pitch="variable" fo:font-size="32pt"/>
    </style:style>
    <style:style style:name="T19" style:family="text">
      <style:text-properties fo:font-family="'Bitstream Vera Sans Mono'" style:font-family-generic="modern" style:font-pitch="fixed" fo:font-size="20pt"/>
    </style:style>
    <style:style style:name="T20" style:family="text">
      <style:text-properties fo:font-family="'Bitstream Vera Sans'" style:font-family-generic="swiss" style:font-pitch="variable" fo:font-size="28pt"/>
    </style:style>
    <style:style style:name="T21" style:family="text">
      <style:text-properties fo:font-family="'Bitstream Vera Sans'" style:font-family-generic="swiss" style:font-pitch="variable" fo:font-size="26pt"/>
    </style:style>
    <style:style style:name="T22" style:family="text">
      <style:text-properties fo:font-family="'Bitstream Vera Sans Mono'" style:font-family-generic="modern" style:font-pitch="fixed" fo:font-size="26pt" style:text-underline-style="solid" style:text-underline-width="auto" style:text-underline-color="font-color" fo:font-weight="normal"/>
    </style:style>
    <style:style style:name="T23" style:family="text">
      <style:text-properties fo:font-family="'Bitstream Vera Sans Mono'" style:font-family-generic="modern" style:font-pitch="fixed" fo:font-size="26pt" style:text-underline-style="solid" style:text-underline-width="auto" style:text-underline-color="font-color"/>
    </style:style>
    <style:style style:name="T24" style:family="text">
      <style:text-properties fo:color="#008000" fo:font-family="'Kosal says hy'" style:font-pitch="variable" fo:font-size="9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s007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2" draw:text-style-name="P5" draw:layer="layout" svg:width="25.199cm" svg:height="13.609cm" svg:x="1.4cm" svg:y="5.03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I typed in the following program. It compiles fine, but when I execute it, I get the error </text:span><text:span text:style-name="T3">java.lang.NoSuchMethodError: main"</text:span><text:span text:style-name="T2">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What am I doing wrong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5">public class Hello {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5"><text:tab/></text:span><text:span text:style-name="T5">public static void main() {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5"><text:tab/></text:span><text:span text:style-name="T5"><text:tab/></text:span><text:span text:style-name="T5">System.out.println("Doesn't execute"); <text:s text:c="2"/>}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5">}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5.5cm" svg:height="0.963cm" svg:x="1.5cm" svg:y="19cm">
          <draw:text-box>
            <text:p text:style-name="P6">questions are taken from old cs0007 (and similar courses) midterms</text:p>
          </draw:text-box>
        </draw:frame>
        <presentation:notes draw:style-name="dp2">
          <draw:page-thumbnail draw:style-name="gr2" draw:layer="layout" svg:width="14.851cm" svg:height="11.138cm" svg:x="3.068cm" svg:y="2.257cm" draw:page-number="1" presentation:class="page"/>
          <draw:frame presentation:style-name="pr3" draw:text-style-name="P7" draw:layer="layout" svg:width="16.79cm" svg:height="13.367cm" svg:x="2.098cm" svg:y="14.10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2" draw:text-style-name="P8" draw:layer="layout" svg:width="25.199cm" svg:height="13.609cm" svg:x="1.4cm" svg:y="5.03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6">Is there any difference between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7">a += b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and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7">a = a + b,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where a and b are primitive type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1cm" svg:height="11.138cm" svg:x="3.068cm" svg:y="2.257cm" draw:page-number="2" presentation:class="page"/>
          <draw:frame presentation:style-name="pr3" draw:text-style-name="P7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2" draw:text-style-name="P9" draw:layer="layout" svg:width="25.199cm" svg:height="13.609cm" svg:x="1.4cm" svg:y="5.03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6">What does the following sequence of statements do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2"/></text:span><text:span text:style-name="T8"><text:s text:c="2"/></text:span><text:span text:style-name="T7">t = x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7"><text:s text:c="3"/></text:span><text:span text:style-name="T7">x = y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7"><text:s text:c="3"/></text:span><text:span text:style-name="T7">y = 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1cm" svg:height="11.138cm" svg:x="3.068cm" svg:y="2.257cm" draw:page-number="3" presentation:class="page"/>
          <draw:frame presentation:style-name="pr3" draw:text-style-name="P10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2" draw:text-style-name="P9" draw:layer="layout" svg:width="25.199cm" svg:height="13.609cm" svg:x="1.4cm" svg:y="5.03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6">What does the following code fragment print out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7">double x = (double) (3/5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7">System.out.println(x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1cm" svg:height="11.138cm" svg:x="3.068cm" svg:y="2.257cm" draw:page-number="4" presentation:class="page"/>
          <draw:frame presentation:style-name="pr3" draw:text-style-name="P10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2" draw:text-style-name="P9" draw:layer="layout" svg:width="25.199cm" svg:height="13.609cm" svg:x="1.4cm" svg:y="5.03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6">What does the compiler do if you try to write the following expression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4"/></text:span><text:span text:style-name="T6">double x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4"/></text:span><text:span text:style-name="T6">System.out.println(x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1cm" svg:height="11.138cm" svg:x="3.068cm" svg:y="2.257cm" draw:page-number="5" presentation:class="page"/>
          <draw:frame presentation:style-name="pr3" draw:text-style-name="P10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2" draw:text-style-name="P9" draw:layer="layout" svg:width="25.199cm" svg:height="13.609cm" svg:x="1.4cm" svg:y="5.03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6">What does the following statement do where grade is a variable of type int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9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0">if (97 &lt;= grade &lt;= 100)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System.out.println("A+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0">else <text:s text:c="11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System.out.println("Try harder"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1cm" svg:height="11.138cm" svg:x="3.068cm" svg:y="2.257cm" draw:page-number="6" presentation:class="page"/>
          <draw:frame presentation:style-name="pr3" draw:text-style-name="P10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2" draw:text-style-name="P9" draw:layer="layout" svg:width="25.199cm" svg:height="13.609cm" svg:x="1.4cm" svg:y="5.03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6">What of the following statements is legal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7"><text:tab/></text:span><text:span text:style-name="T7">boolean b = 1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7"><text:tab/></text:span><text:span text:style-name="T7">boolean b = true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7"><text:tab/></text:span><text:span text:style-name="T7">boolean b = "true"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7"><text:tab/></text:span><text:span text:style-name="T7">boolean b = True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1cm" svg:height="11.138cm" svg:x="3.068cm" svg:y="2.257cm" draw:page-number="7" presentation:class="page"/>
          <draw:frame presentation:style-name="pr3" draw:text-style-name="P10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2" draw:text-style-name="P9" draw:layer="layout" svg:width="25.199cm" svg:height="13.609cm" svg:x="1.4cm" svg:y="5.0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11">What is wrong with the following code fragment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2">double x = -32.2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2">boolean isPositive = (x &gt; 0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2">if (isPositive = true) </text:span><text:span text:style-name="T12"><text:tab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2"><text:tab/></text:span><text:span text:style-name="T12">System.out.println(x+"is positive"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2">else <text:s text:c="18"/></text:span><text:span text:style-name="T12"><text:tab/></text:span><text:span text:style-name="T12"><text:tab/></text:span><text:span text:style-name="T12"><text:tab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2"><text:tab/></text:span><text:span text:style-name="T12">System.out.println(x+"is not positive"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1cm" svg:height="11.138cm" svg:x="3.068cm" svg:y="2.257cm" draw:page-number="8" presentation:class="page"/>
          <draw:frame presentation:style-name="pr3" draw:text-style-name="P10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2" draw:text-style-name="P9" draw:layer="layout" svg:width="25.199cm" svg:height="13.609cm" svg:x="1.4cm" svg:y="5.0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What is the value of i after the following confusing code is executed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8"><text:s text:c="4"/></text:span><text:span text:style-name="T8">int i = 10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8"><text:s text:c="4"/></text:span><text:span text:style-name="T8">i = i++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8"><text:s text:c="4"/></text:span><text:span text:style-name="T8">i = ++i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8"><text:s text:c="4"/></text:span><text:span text:style-name="T8">i = i++ + ++i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1cm" svg:height="11.138cm" svg:x="3.068cm" svg:y="2.257cm" draw:page-number="9" presentation:class="page"/>
          <draw:frame presentation:style-name="pr3" draw:text-style-name="P10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2" draw:text-style-name="P11" draw:layer="layout" svg:width="25.199cm" svg:height="15.775cm" svg:x="1.5cm" svg:y="3.91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13">What is wrong with the following code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4">class Wrong {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4"><text:s text:c="5"/></text:span><text:span text:style-name="T14">public static void main(String args[]) {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4"><text:s text:c="10"/></text:span><text:span text:style-name="T14">int x = 3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4"><text:s text:c="10"/></text:span><text:span text:style-name="T14">printX(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4"><text:s text:c="5"/></text:span><text:span text:style-name="T14">}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4"><text:s text:c="5"/></text:span><text:span text:style-name="T14">public static void printX() {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4"><text:s text:c="10"/></text:span><text:span text:style-name="T14">System.out.println(“x is ” <text:s/>+ x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4"><text:s text:c="5"/></text:span><text:span text:style-name="T14">}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4">}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5">Can you fix i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6cm" svg:height="10.476cm" svg:x="3.155cm" svg:y="2.122cm" draw:page-number="10" presentation:class="page"/>
          <draw:frame presentation:style-name="pr4" draw:text-style-name="P12" draw:layer="layout" svg:width="17.271cm" svg:height="12.573cm" svg:x="2.158cm" svg:y="13.2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2" draw:text-style-name="P13" draw:layer="layout" svg:width="25.199cm" svg:height="13.609cm" svg:x="1.4cm" svg:y="5.0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16">Why can’t you write a swap method in Java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1cm" svg:height="11.138cm" svg:x="3.068cm" svg:y="2.257cm" draw:page-number="11" presentation:class="page"/>
          <draw:frame presentation:style-name="pr3" draw:text-style-name="P10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5" draw:text-style-name="P14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16">How would you, in Java, get a random number between 5 and 10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6">Write a method called coinToss that returns 0 for heads and 1 for tail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1cm" svg:height="11.138cm" svg:x="3.068cm" svg:y="2.257cm" draw:page-number="12" presentation:class="page"/>
          <draw:frame presentation:style-name="pr6" draw:text-style-name="P7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7" draw:text-style-name="P15" draw:layer="layout" svg:width="25.599cm" svg:height="13.86cm" svg:x="1cm" svg:y="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16">Write a recursive method to compute the sum of numbers from 1 to some 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public static int sum(int N) {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6cm" svg:height="10.476cm" svg:x="3.155cm" svg:y="2.122cm" draw:page-number="13" presentation:class="page"/>
          <draw:frame presentation:style-name="pr8" draw:text-style-name="P12" draw:layer="layout" svg:width="17.271cm" svg:height="12.337cm" svg:x="2.158cm" svg:y="13.2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9" draw:text-style-name="P16" draw:layer="layout" svg:width="25.599cm" svg:height="14.488cm" svg:x="1cm" svg:y="4.68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17">Rewrite the following section of code using a for loop instead of a while loop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<text:s text:c="3"/></text:span><text:span text:style-name="T17">int sum = 0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<text:s text:c="3"/></text:span><text:span text:style-name="T17">int count = -5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<text:s text:c="3"/></text:span><text:span text:style-name="T17">while ( count &lt;= 15 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<text:s text:c="3"/></text:span><text:span text:style-name="T17">{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<text:s text:c="6"/></text:span><text:span text:style-name="T17">sum = sum + coun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<text:s text:c="6"/></text:span><text:span text:style-name="T17">count++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<text:s text:c="3"/></text:span><text:span text:style-name="T17">}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13cm" svg:height="9.854cm" svg:x="3.245cm" svg:y="1.995cm" draw:page-number="14" presentation:class="page"/>
          <draw:frame presentation:style-name="pr10" draw:text-style-name="P17" draw:layer="layout" svg:width="17.766cm" svg:height="11.604cm" svg:x="2.219cm" svg:y="12.48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11" draw:text-style-name="P16" draw:layer="layout" svg:width="25.599cm" svg:height="14.488cm" svg:x="1cm" svg:y="4.68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18">Fix the error in the following code fragment. It is intended that the loop will find the minimum element of array v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<text:s text:c="3"/></text:span><text:span text:style-name="T17">int[ ] v = new int[10]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<text:s/></text:span><text:span text:style-name="T19"><text:s text:c="2"/></text:span><text:span text:style-name="T19">. . . <text:s/>// values are assigned to elements of v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<text:s text:c="3"/></text:span><text:span text:style-name="T17">int min = v[0]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<text:s text:c="3"/></text:span><text:span text:style-name="T17">for (int i = 1; i &lt;= 10; i++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<text:s text:c="6"/></text:span><text:span text:style-name="T17">if (v[i] &lt; min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<text:s text:c="9"/></text:span><text:span text:style-name="T17">min = v[i]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163cm" svg:height="9.268cm" svg:x="3.337cm" svg:y="1.876cm" draw:page-number="15" presentation:class="page"/>
          <draw:frame presentation:style-name="pr12" draw:text-style-name="P18" draw:layer="layout" svg:width="18.275cm" svg:height="10.915cm" svg:x="2.282cm" svg:y="11.73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 presentation:use-footer-name="ftr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13" draw:text-style-name="P20" draw:layer="layout" svg:width="25.599cm" svg:height="13.86cm" svg:x="1cm" svg:y="4.99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18">Which of the following expressions would correctly extract the digit in the tens column of a four-digit decimal number store in value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9"><text:span text:style-name="T18">value / 100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9"><text:span text:style-name="T18">10 * value % 100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9"><text:span text:style-name="T18">value % 100 / 10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9"><text:span text:style-name="T18">value - value % 10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9"><text:span text:style-name="T18">none of the ab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626cm" svg:height="8.717cm" svg:x="3.432cm" svg:y="1.764cm" draw:page-number="16" presentation:class="page"/>
          <draw:frame presentation:style-name="pr14" draw:text-style-name="P21" draw:layer="layout" svg:width="18.798cm" svg:height="10.266cm" svg:x="2.347cm" svg:y="11.04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 presentation:use-footer-name="ftr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15" draw:text-style-name="P20" draw:layer="layout" svg:width="25.599cm" svg:height="13.86cm" svg:x="1cm" svg:y="4.99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18">What does a compiler do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8">1. Run your applicatio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8">2. Translate source code to byte cod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8">3. Check syntax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8">4. 2 and 3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8">5. 1, 2, and 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102cm" svg:height="8.199cm" svg:x="3.53cm" svg:y="1.659cm" draw:page-number="17" presentation:class="page"/>
          <draw:frame presentation:style-name="pr16" draw:text-style-name="P22" draw:layer="layout" svg:width="19.336cm" svg:height="9.656cm" svg:x="2.253cm" svg:y="10.384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17" draw:text-style-name="P20" draw:layer="layout" svg:width="25.599cm" svg:height="13.86cm" svg:x="1cm" svg:y="4.99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18">For an integer variable i, which of the following is NOT equivalent to the others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8">i=i+1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8">i++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8">i+=1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8">i+1=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592cm" svg:height="7.712cm" svg:x="3.631cm" svg:y="1.56cm" draw:page-number="18" presentation:class="page"/>
          <draw:frame presentation:style-name="pr18" draw:text-style-name="P23" draw:layer="layout" svg:width="19.89cm" svg:height="9.082cm" svg:x="1.699cm" svg:y="9.76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 presentation:use-footer-name="ftr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19" draw:text-style-name="P20" draw:layer="layout" svg:width="25.599cm" svg:height="13.86cm" svg:x="1cm" svg:y="4.99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18">What is the output of the while statement below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int x = 1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while (x &lt; 10) <text:s/>{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<text:tab/></text:span><text:span text:style-name="T17">x = x + 2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<text:tab/></text:span><text:span text:style-name="T17">System.out.print(x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7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096cm" svg:height="7.254cm" svg:x="3.493cm" svg:y="1.467cm" draw:page-number="19" presentation:class="page"/>
          <draw:frame presentation:style-name="pr20" draw:text-style-name="P24" draw:layer="layout" svg:width="20.46cm" svg:height="8.542cm" svg:x="1.129cm" svg:y="9.186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21" draw:text-style-name="P26" draw:layer="layout" svg:width="25.599cm" svg:height="16.059cm" svg:x="1cm" svg:y="3.89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10">Consider the code segment written below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0">int x=3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0">switch(x){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0"><text:s text:c="3"/></text:span><text:span text:style-name="T10">case 4: <text:s/>x=2; break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0"><text:s text:c="3"/></text:span><text:span text:style-name="T10">case 3: <text:s/>x=1; break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0"><text:s text:c="3"/></text:span><text:span text:style-name="T10">case 2: <text:s/>x=0; break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0"><text:s text:c="3"/></text:span><text:span text:style-name="T10">default: x=4; break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10">}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5"><text:span text:style-name="T20"><text:s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5"><text:span text:style-name="T20">1. What is the value of x at the end of the statement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5"><text:span text:style-name="T20">2. What would the value of x be, if the break statements were missing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14cm" svg:height="6.823cm" svg:x="2.975cm" svg:y="1.379cm" draw:page-number="20" presentation:class="page"/>
          <draw:frame presentation:style-name="pr22" draw:text-style-name="P27" draw:layer="layout" svg:width="21.046cm" svg:height="8.034cm" svg:x="0.543cm" svg:y="8.64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 presentation:use-footer-name="ftr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23" draw:text-style-name="P28" draw:layer="layout" svg:width="25.599cm" svg:height="13.86cm" svg:x="1cm" svg:y="4.98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4"><text:span text:style-name="T21">Which statement is not true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9"><text:span text:style-name="T22">A.</text:span><text:span text:style-name="T5"> Parameters and arguments do not have to have the same nam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9"><text:span text:style-name="T23">B.</text:span><text:span text:style-name="T5"> Changes made to a parameter will affect the value of the corresponding <text:s/>argumen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9"><text:span text:style-name="T23">C.</text:span><text:span text:style-name="T5"> Arguments are passed to a method using the pass-by-value schem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9"><text:span text:style-name="T23">D.</text:span><text:span text:style-name="T5"> The number of arguments in the method call must match the number of parameters in the method defin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147cm" svg:height="6.418cm" svg:x="2.442cm" svg:y="1.297cm" draw:page-number="21" presentation:class="page"/>
          <draw:frame presentation:style-name="pr24" draw:text-style-name="P29" draw:layer="layout" svg:width="21.649cm" svg:height="7.557cm" svg:x="-0.06cm" svg:y="8.126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 presentation:use-footer-name="ftr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Question </text:span><text:span text:style-name="T1"><text:page-number>&lt;number&gt;</text:page-number></text:span></text:p>
          </draw:text-box>
        </draw:frame>
        <draw:frame presentation:style-name="pr25" draw:text-style-name="P20" draw:layer="layout" svg:width="25.599cm" svg:height="13.86cm" svg:x="1cm" svg:y="4.98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17">The value of the expressi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8">(1 &lt; 2 &amp;&amp; 3 &gt; 2) || 4 == 5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8"><text:s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8">A. true <text:s text:c="4"/>B. false <text:s text:c="5"/>C. null <text:s text:c="6"/>D. vo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695cm" svg:height="6.037cm" svg:x="1.894cm" svg:y="1.219cm" draw:page-number="22" presentation:class="page"/>
          <draw:frame presentation:style-name="pr26" draw:text-style-name="P30" draw:layer="layout" svg:width="22.269cm" svg:height="7.108cm" svg:x="-0.619cm" svg:y="7.64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 presentation:use-footer-name="ftr1">
        <draw:frame presentation:style-name="pr27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31" draw:layer="layout" svg:width="25.199cm" svg:height="13.609cm" svg:x="1.4cm" svg:y="5.039cm" presentation:class="subtitle">
          <draw:text-box>
            <text:p text:style-name="P1"><text:span text:style-name="T24">Good luck!</text:span></text:p>
          </draw:text-box>
        </draw:frame>
        <presentation:notes draw:style-name="dp2">
          <draw:page-thumbnail draw:style-name="gr2" draw:layer="layout" svg:width="14.851cm" svg:height="11.138cm" svg:x="3.068cm" svg:y="2.257cm" draw:page-number="23" presentation:class="page"/>
          <draw:frame presentation:style-name="pr6" draw:text-style-name="P7" draw:layer="layout" svg:width="16.79cm" svg:height="13.116cm" svg:x="2.098cm" svg:y="14.10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Kosal says hy'" style:font-style-name="Regular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vantGarde" style:font-style-name="Book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vantGarde" style:font-style-name="Book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9cm" svg:height="1.048cm" svg:x="16.81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9cm" svg:height="1.048cm" svg:x="16.814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51cm" svg:height="11.138cm" svg:x="3.068cm" svg:y="2.257cm" presentation:class="page"/>
        <draw:frame presentation:style-name="Default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3" draw:text-style-name="P2" draw:layer="backgroundobjects" svg:width="9.108cm" svg:height="1.484cm" svg:x="0cm" svg:y="28.22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2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Michal Valko</meta:initial-creator>
    <meta:creation-date>2005-10-25T00:45:15</meta:creation-date>
    <dc:creator>Michal Valko</dc:creator>
    <dc:date>2005-10-25T22:03:44</dc:date>
    <dc:language>en-US</dc:language>
    <meta:editing-cycles>29</meta:editing-cycles>
    <meta:editing-duration>PT2H4M22S</meta:editing-duration>
    <meta:user-defined meta:name="Info 1"/>
    <meta:user-defined meta:name="Info 2"/>
    <meta:user-defined meta:name="Info 3"/>
    <meta:user-defined meta:name="Info 4"/>
    <meta:document-statistic meta:object-count="114"/>
  </office:meta>
</office:document-meta>
</file>